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visibility="collapse" table:number-columns-repeated="10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visibility="collapse" table:number-rows-repeated="104856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6:55.796252422</meta:creation-date>
    <dc:date>2019-08-03T11:07:26.025065373</dc:date>
    <meta:editing-duration>PT22H10M20S</meta:editing-duration>
    <meta:editing-cycles>1</meta:editing-cycles>
    <meta:document-statistic meta:table-count="2" meta:cell-count="20" meta:object-count="0"/>
    <meta:generator>LibreOffice/6.0.7.3$Linux_X86_64 LibreOffice_project/00m0$Build-3</meta:generator>
  </office:meta>
</office:document-meta>
</file>